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9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17.387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3.164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0.42cm"/>
    </style:style>
    <style:style style:name="co11" style:family="table-column">
      <style:table-column-properties fo:break-before="auto" style:column-width="2.23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3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 Grupo 1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LOG-1</text:p>
          </table:table-cell>
          <table:table-cell table:style-name="ce5" office:value-type="string" calcext:value-type="string">
            <text:p>Como un usuario, necesito un cuadro de texto, con la finalidad de ingresar mi DNI</text:p>
          </table:table-cell>
          <table:table-cell table:style-name="ce5"/>
          <table:table-cell table:style-name="ce11" office:value-type="string" calcext:value-type="string">
            <text:p>Pendiente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LOG-2</text:p>
          </table:table-cell>
          <table:table-cell table:style-name="ce5" office:value-type="string" calcext:value-type="string">
            <text:p>Como un usuario, necesito un cuadro de texto, con la finalidad de ingresar mi contraseña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LOG-3</text:p>
          </table:table-cell>
          <table:table-cell table:style-name="ce5" office:value-type="string" calcext:value-type="string">
            <text:p>Como un usuario, necesito un botón, con la finalidad de validar los dato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PP-1</text:p>
          </table:table-cell>
          <table:table-cell table:style-name="ce5" office:value-type="string" calcext:value-type="string">
            <text:p>Como un usuario, necesito un botón, con la finalidad de ver los cliente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PP-2</text:p>
          </table:table-cell>
          <table:table-cell table:style-name="ce5" office:value-type="string" calcext:value-type="string">
            <text:p>Como un usuario, necesito un calendario, con la finalidad de ver los próximos eventos 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PP-3</text:p>
          </table:table-cell>
          <table:table-cell table:style-name="ce5" office:value-type="string" calcext:value-type="string">
            <text:p>Como un usuario, necesito un botón, con la finalidad de cerrar sesión.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PP-4</text:p>
          </table:table-cell>
          <table:table-cell table:style-name="ce5" office:value-type="string" calcext:value-type="string">
            <text:p>Como un usuario, necesito un cuadro de texto, con la finalidad de corroborar mi ingreso a la página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CLI-1</text:p>
          </table:table-cell>
          <table:table-cell table:style-name="ce5" office:value-type="string" calcext:value-type="string">
            <text:p>Como un usuario, necesito un botón, con la finalidad de ir al poder judicial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CLI-2</text:p>
          </table:table-cell>
          <table:table-cell table:style-name="ce5" office:value-type="string" calcext:value-type="string">
            <text:p>Como un usuario, quiero un botón, con la finalidad de ir a la sección de archivado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CLI-3</text:p>
          </table:table-cell>
          <table:table-cell table:style-name="ce5" office:value-type="string" calcext:value-type="string">
            <text:p>Como un usuario, necesito un botón, con la finalidad de ir a la página de MEV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CLI-4</text:p>
          </table:table-cell>
          <table:table-cell table:style-name="ce5" office:value-type="string" calcext:value-type="string">
            <text:p>Como un usuario, necesito un cuadro de texto, con la finalidad de ver previamente la información del cliente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CLI-5</text:p>
          </table:table-cell>
          <table:table-cell table:style-name="ce5" office:value-type="string" calcext:value-type="string">
            <text:p>Como un usuario, necesito un botón, con la finalidad de eliminar un cliente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CLI-6</text:p>
          </table:table-cell>
          <table:table-cell table:style-name="ce5" office:value-type="string" calcext:value-type="string">
            <text:p>Como un usuario, necesito un botón, con la finalidad de agregar un cliente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CLI-7</text:p>
          </table:table-cell>
          <table:table-cell table:style-name="ce5" office:value-type="string" calcext:value-type="string">
            <text:p>Como un usuario, necesito un botón, con la finalidad de filtrar los clientes por categoría y etapa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CLI-8</text:p>
          </table:table-cell>
          <table:table-cell table:style-name="ce5" office:value-type="string" calcext:value-type="string">
            <text:p>Como un usuario, necesito un cuadro de texto, con la finalidad de buscar entre los cliente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AÑCL-1</text:p>
          </table:table-cell>
          <table:table-cell table:style-name="ce5" office:value-type="string" calcext:value-type="string">
            <text:p>Como un usuario, necesito cuadros de texto, con la finalidad de ingresar los datos del cliente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AÑCL-2</text:p>
          </table:table-cell>
          <table:table-cell table:style-name="ce5" office:value-type="string" calcext:value-type="string">
            <text:p>Como un usuario, necesito un botón, con la finalidad de validar los dato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INF-1</text:p>
          </table:table-cell>
          <table:table-cell table:style-name="ce5" office:value-type="string" calcext:value-type="string">
            <text:p>Como un usuario, necesito cuadros de texto, con la finalidad de ingresar la información del cliente y su caso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INF-2</text:p>
          </table:table-cell>
          <table:table-cell table:style-name="ce5" office:value-type="string" calcext:value-type="string">
            <text:p>Como un usuario, necesito viñetas, con la finalidad de marcar la progresión de las etapa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INF-3</text:p>
          </table:table-cell>
          <table:table-cell table:style-name="ce5" office:value-type="string" calcext:value-type="string">
            <text:p>Como un usuario, necesito viñetas, con la finalidad de marcar los eventos pasado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INF-4</text:p>
          </table:table-cell>
          <table:table-cell table:style-name="ce5" office:value-type="string" calcext:value-type="string">
            <text:p>Como un usuario, necesito un botón, con la finalidad de validar los dato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INF-5</text:p>
          </table:table-cell>
          <table:table-cell table:style-name="ce5" office:value-type="string" calcext:value-type="string">
            <text:p>Como un usuario, necesito cuadros de texto, con la finalidad de ingresar la fecha, hora y motivo de un encuentro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INF-6</text:p>
          </table:table-cell>
          <table:table-cell table:style-name="ce5" office:value-type="string" calcext:value-type="string">
            <text:p>Como un usuario, necesito un botón, con la finalidad de validar los datos</text:p>
          </table:table-cell>
          <table:table-cell table:style-name="ce5"/>
          <table:table-cell table:style-name="ce5" office:value-type="string" calcext:value-type="string">
            <text:p>Pendien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1">
      <number:currency-symbol/>
      <number:text> -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7P2" style:volatile="true">
      <number:currency-symbol/>
      <number:text> </number:text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cm" fo:margin-bottom="1.9cm" fo:margin-left="0.6cm" fo:margin-right="0.6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2:32:37.69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min</meta:initial-creator>
    <meta:print-date>2013-11-17T19:01:11</meta:print-date>
    <meta:creation-date>2012-09-02T03:53:17</meta:creation-date>
    <dc:date>2022-05-02T12:35:42.543000000</dc:date>
    <meta:generator>LibreOffice/7.3.1.3$Windows_X86_64 LibreOffice_project/a69ca51ded25f3eefd52d7bf9a5fad8c90b87951</meta:generator>
    <meta:editing-duration>PT35M39S</meta:editing-duration>
    <meta:editing-cycles>6</meta:editing-cycles>
    <meta:document-statistic meta:table-count="1" meta:cell-count="10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